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213c16" officeooo:paragraph-rsid="00213c16"/>
    </style:style>
    <style:style style:name="P2" style:family="paragraph" style:parent-style-name="Standard" style:list-style-name="L1">
      <style:text-properties officeooo:rsid="002319fb" officeooo:paragraph-rsid="002319fb"/>
    </style:style>
    <style:style style:name="P3" style:family="paragraph" style:parent-style-name="Standard" style:list-style-name="L1">
      <style:text-properties officeooo:rsid="002319fb" officeooo:paragraph-rsid="003ab235"/>
    </style:style>
    <style:style style:name="P4" style:family="paragraph" style:parent-style-name="Standard" style:list-style-name="L1">
      <style:text-properties officeooo:rsid="00243be9" officeooo:paragraph-rsid="00243be9"/>
    </style:style>
    <style:style style:name="P5" style:family="paragraph" style:parent-style-name="Standard" style:list-style-name="L1">
      <style:text-properties officeooo:rsid="002559ee" officeooo:paragraph-rsid="002559ee"/>
    </style:style>
    <style:style style:name="P6" style:family="paragraph" style:parent-style-name="Standard" style:list-style-name="L1">
      <style:text-properties officeooo:rsid="00265ce9" officeooo:paragraph-rsid="00265ce9"/>
    </style:style>
    <style:style style:name="P7" style:family="paragraph" style:parent-style-name="Standard" style:list-style-name="L1">
      <style:text-properties officeooo:rsid="00272edb" officeooo:paragraph-rsid="00272edb"/>
    </style:style>
    <style:style style:name="P8" style:family="paragraph" style:parent-style-name="Standard">
      <style:text-properties officeooo:rsid="00272edb" officeooo:paragraph-rsid="00272edb"/>
    </style:style>
    <style:style style:name="P9" style:family="paragraph" style:parent-style-name="Standard" style:list-style-name="L1">
      <style:text-properties officeooo:rsid="002aa4ce" officeooo:paragraph-rsid="002aa4ce"/>
    </style:style>
    <style:style style:name="P10" style:family="paragraph" style:parent-style-name="Standard" style:list-style-name="L1">
      <style:text-properties officeooo:rsid="002b8625" officeooo:paragraph-rsid="002b8625"/>
    </style:style>
    <style:style style:name="P11" style:family="paragraph" style:parent-style-name="Standard" style:list-style-name="L1">
      <style:text-properties officeooo:rsid="002d438a" officeooo:paragraph-rsid="002d438a"/>
    </style:style>
    <style:style style:name="P12" style:family="paragraph" style:parent-style-name="Standard" style:list-style-name="L1">
      <style:text-properties officeooo:rsid="00304b87" officeooo:paragraph-rsid="00304b87"/>
    </style:style>
    <style:style style:name="P13" style:family="paragraph" style:parent-style-name="Standard" style:list-style-name="L1">
      <style:text-properties officeooo:rsid="003328af" officeooo:paragraph-rsid="003328af"/>
    </style:style>
    <style:style style:name="P14" style:family="paragraph" style:parent-style-name="Standard" style:list-style-name="L1">
      <style:text-properties officeooo:rsid="0034317e" officeooo:paragraph-rsid="0034317e"/>
    </style:style>
    <style:style style:name="P15" style:family="paragraph" style:parent-style-name="Standard" style:list-style-name="L1">
      <style:text-properties officeooo:rsid="0034fa70" officeooo:paragraph-rsid="0034fa70"/>
    </style:style>
    <style:style style:name="P16" style:family="paragraph" style:parent-style-name="Standard" style:list-style-name="L1">
      <style:text-properties officeooo:rsid="003506e6" officeooo:paragraph-rsid="003506e6"/>
    </style:style>
    <style:style style:name="P17" style:family="paragraph" style:parent-style-name="Standard" style:list-style-name="L1">
      <style:text-properties officeooo:rsid="00354524" officeooo:paragraph-rsid="00354524"/>
    </style:style>
    <style:style style:name="P18" style:family="paragraph" style:parent-style-name="Standard" style:list-style-name="L1">
      <style:text-properties officeooo:rsid="00356752" officeooo:paragraph-rsid="00356752"/>
    </style:style>
    <style:style style:name="P19" style:family="paragraph" style:parent-style-name="Standard" style:list-style-name="L1">
      <style:text-properties officeooo:rsid="0037332a" officeooo:paragraph-rsid="0037332a"/>
    </style:style>
    <style:style style:name="P20" style:family="paragraph" style:parent-style-name="Standard" style:list-style-name="L1">
      <style:text-properties officeooo:rsid="0037438c" officeooo:paragraph-rsid="0037438c"/>
    </style:style>
    <style:style style:name="P21" style:family="paragraph" style:parent-style-name="Standard" style:list-style-name="L1">
      <style:text-properties officeooo:rsid="003ab235" officeooo:paragraph-rsid="003ab235"/>
    </style:style>
    <style:style style:name="P22" style:family="paragraph" style:parent-style-name="Standard">
      <style:text-properties officeooo:rsid="003ab235" officeooo:paragraph-rsid="003ab235"/>
    </style:style>
    <style:style style:name="P23" style:family="paragraph" style:parent-style-name="Standard" style:list-style-name="L1">
      <style:text-properties officeooo:rsid="004267d7" officeooo:paragraph-rsid="004267d7"/>
    </style:style>
    <style:style style:name="P24" style:family="paragraph" style:parent-style-name="Standard" style:list-style-name="L1">
      <style:text-properties officeooo:rsid="0043a201" officeooo:paragraph-rsid="0043a201"/>
    </style:style>
    <style:style style:name="P25" style:family="paragraph" style:parent-style-name="Standard" style:list-style-name="L1">
      <style:text-properties officeooo:rsid="0043c45f" officeooo:paragraph-rsid="0043c45f"/>
    </style:style>
    <style:style style:name="P26" style:family="paragraph" style:parent-style-name="Standard" style:list-style-name="L1">
      <style:text-properties officeooo:rsid="00443f5c" officeooo:paragraph-rsid="00443f5c"/>
    </style:style>
    <style:style style:name="P27" style:family="paragraph" style:parent-style-name="Standard" style:list-style-name="L1">
      <style:text-properties officeooo:rsid="00458e80" officeooo:paragraph-rsid="00458e80"/>
    </style:style>
    <style:style style:name="P28" style:family="paragraph" style:parent-style-name="Standard" style:list-style-name="L1">
      <style:text-properties officeooo:rsid="004a964c" officeooo:paragraph-rsid="004a964c"/>
    </style:style>
    <style:style style:name="P29" style:family="paragraph" style:parent-style-name="Standard" style:list-style-name="L1">
      <style:text-properties officeooo:rsid="004b0fa1" officeooo:paragraph-rsid="004b0fa1"/>
    </style:style>
    <style:style style:name="P30" style:family="paragraph" style:parent-style-name="Standard" style:list-style-name="L1">
      <style:text-properties officeooo:rsid="004c0b68" officeooo:paragraph-rsid="004c0b68"/>
    </style:style>
    <style:style style:name="P31" style:family="paragraph" style:parent-style-name="Standard" style:list-style-name="L1">
      <style:text-properties officeooo:rsid="004d0bf4" officeooo:paragraph-rsid="004d0bf4"/>
    </style:style>
    <style:style style:name="P32" style:family="paragraph" style:parent-style-name="Standard" style:list-style-name="L1">
      <style:text-properties officeooo:rsid="004da260" officeooo:paragraph-rsid="004da260"/>
    </style:style>
    <style:style style:name="P33" style:family="paragraph" style:parent-style-name="Standard">
      <style:text-properties officeooo:rsid="004da260" officeooo:paragraph-rsid="004da260"/>
    </style:style>
    <style:style style:name="P34" style:family="paragraph" style:parent-style-name="Standard">
      <style:text-properties officeooo:rsid="004f9181" officeooo:paragraph-rsid="004f9181"/>
    </style:style>
    <style:style style:name="P35" style:family="paragraph" style:parent-style-name="Standard" style:list-style-name="L2">
      <style:text-properties officeooo:rsid="00505d1e" officeooo:paragraph-rsid="00505d1e"/>
    </style:style>
    <style:style style:name="P36" style:family="paragraph" style:parent-style-name="Standard">
      <style:text-properties officeooo:rsid="00505d1e" officeooo:paragraph-rsid="00505d1e"/>
    </style:style>
    <style:style style:name="P37" style:family="paragraph" style:parent-style-name="Standard">
      <style:text-properties officeooo:rsid="0051f1b5" officeooo:paragraph-rsid="0051f1b5"/>
    </style:style>
    <style:style style:name="P38" style:family="paragraph" style:parent-style-name="Standard" style:list-style-name="L3">
      <style:text-properties officeooo:rsid="0051f1b5" officeooo:paragraph-rsid="0051f1b5"/>
    </style:style>
    <style:style style:name="P39" style:family="paragraph" style:parent-style-name="Standard" style:list-style-name="L3">
      <style:text-properties officeooo:rsid="00536b33" officeooo:paragraph-rsid="00536b33"/>
    </style:style>
    <style:style style:name="P40" style:family="paragraph" style:parent-style-name="Standard" style:list-style-name="L3">
      <style:text-properties officeooo:rsid="0054ee15" officeooo:paragraph-rsid="0054ee15"/>
    </style:style>
    <style:style style:name="P41" style:family="paragraph" style:parent-style-name="Standard" style:list-style-name="L3">
      <style:text-properties officeooo:rsid="0056eb2c" officeooo:paragraph-rsid="0056eb2c"/>
    </style:style>
    <style:style style:name="P42" style:family="paragraph" style:parent-style-name="Standard" style:list-style-name="L3">
      <style:text-properties officeooo:rsid="0057aeb3" officeooo:paragraph-rsid="0057aeb3"/>
    </style:style>
    <style:style style:name="P43" style:family="paragraph" style:parent-style-name="Standard">
      <style:text-properties officeooo:rsid="0057aeb3" officeooo:paragraph-rsid="0057aeb3"/>
    </style:style>
    <style:style style:name="T1" style:family="text">
      <style:text-properties officeooo:rsid="00354114"/>
    </style:style>
    <style:style style:name="T2" style:family="text">
      <style:text-properties officeooo:rsid="003c398a"/>
    </style:style>
    <style:style style:name="T3" style:family="text">
      <style:text-properties officeooo:rsid="00410b93"/>
    </style:style>
    <style:style style:name="T4" style:family="text">
      <style:text-properties officeooo:rsid="00536b33"/>
    </style:style>
    <style:style style:name="T5" style:family="text">
      <style:text-properties officeooo:rsid="0059243b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34552457241651419" text:style-name="L1">
        <text:list-item>
          <text:p text:style-name="P1">Det er mye stemming i Sveits, så det er interesant å ha elektronisk stemming. </text:p>
        </text:list-item>
        <text:list-item>
          <text:p text:style-name="P2">Vi vil ha </text:p>
          <text:list>
            <text:list-item>
              <text:p text:style-name="P2">Accuracy </text:p>
            </text:list-item>
            <text:list-item>
              <text:p text:style-name="P2">Security </text:p>
            </text:list-item>
            <text:list-item>
              <text:p text:style-name="P2">No provisional results</text:p>
              <text:list>
                <text:list-item>
                  <text:p text:style-name="P2">Indeg informasjon om provisional results under valget</text:p>
                  <text:list>
                    <text:list-item>
                      <text:p text:style-name="P4">«Hvordan det har gått frem til nå»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Typiske risikoer for e-voting </text:p>
          <text:list>
            <text:list-item>
              <text:p text:style-name="P5">Double votes </text:p>
            </text:list-item>
            <text:list-item>
              <text:p text:style-name="P5">Manipulation of votes </text:p>
              <text:list>
                <text:list-item>
                  <text:p text:style-name="P6">Spessielt ved å prøve å stemme over forskjellige medier </text:p>
                </text:list-item>
                <text:list-item>
                  <text:p text:style-name="P7">Ogsp hacking av serverne eller stemmene over nettverket,</text:p>
                </text:list-item>
                <text:list-item>
                  <text:p text:style-name="P7">Eller ved å gå inn i stemene </text:p>
                </text:list-item>
              </text:list>
            </text:list-item>
          </text:list>
        </text:list-item>
      </text:list>
      <text:p text:style-name="P8"/>
      <text:p text:style-name="P8"/>
      <text:p text:style-name="P8"/>
      <text:p text:style-name="P8"/>
      <text:list xml:id="list170131321370238" text:continue-numbering="true" text:style-name="L1">
        <text:list-item>
          <text:p text:style-name="P9">Verifiable e-voting </text:p>
          <text:list>
            <text:list-item>
              <text:p text:style-name="P9">For å minimere risikoene</text:p>
              <text:list>
                <text:list-item>
                  <text:p text:style-name="P9">Lar oss bekrefte om resultatet har blitt manipulert</text:p>
                </text:list-item>
                <text:list-item>
                  <text:p text:style-name="P10">Universal verifiablity</text:p>
                  <text:list>
                    <text:list-item>
                      <text:p text:style-name="P11">At man kan verifisere at alt har gått rett for seg </text:p>
                    </text:list-item>
                  </text:list>
                </text:list-item>
              </text:list>
            </text:list-item>
            <text:list-item>
              <text:p text:style-name="P11">I sveits er andelen som er tillat til å bruke e-voting avhengig av graden av veriafibility </text:p>
              <text:list>
                <text:list-item>
                  <text:p text:style-name="P11">Og det må være sertifisert av et accredited selskap </text:p>
                </text:list-item>
              </text:list>
            </text:list-item>
          </text:list>
        </text:list-item>
        <text:list-item>
          <text:p text:style-name="P12">Man kan ikke alltid være sikker på at de som stemmer elektronisk stememr det samme som de som stemmer anderledes </text:p>
          <text:list>
            <text:list-item>
              <text:p text:style-name="P12">Man kan ikke teste direkte ved hjelp av disse </text:p>
            </text:list-item>
          </text:list>
        </text:list-item>
        <text:list-item>
          <text:p text:style-name="P13">Man kan ha en kode på arket ved at man har en kode på arket for verifikasjonen </text:p>
          <text:list>
            <text:list-item>
              <text:p text:style-name="P14">Hjelper om din egen PC er hacket </text:p>
            </text:list-item>
            <text:list-item>
              <text:p text:style-name="P15">Det beskytter ikke privacyen din </text:p>
            </text:list-item>
          </text:list>
        </text:list-item>
        <text:list-item>
          <text:p text:style-name="P16">Mna kan løse privcy-problemet ved å <text:span text:style-name="T1">ha koder på stemmeseddelen man skriver inn, men det fungerer dårlig om man har 50 kandidater man vil stemem på</text:span></text:p>
        </text:list-item>
        <text:list-item>
          <text:p text:style-name="P17">Trus<text:span text:style-name="T3">t</text:span> model </text:p>
          <text:list>
            <text:list-item>
              <text:p text:style-name="P18">Serverene er heller ikke fullstendig stolly på <text:tab/></text:p>
              <text:list>
                <text:list-item>
                  <text:p text:style-name="P18">Det er fire kontroll-komponenter (CC) som utflrer alle kritiske operasjoner </text:p>
                </text:list-item>
                <text:list-item>
                  <text:p text:style-name="P18">Generering av nøklene </text:p>
                </text:list-item>
                <text:list-item>
                  <text:p text:style-name="P18">Mixing </text:p>
                </text:list-item>
                <text:list-item>
                  <text:p text:style-name="P18">Dekryptering </text:p>
                </text:list-item>
                <text:list-item>
                  <text:p text:style-name="P18">Logging av disse operasjonene </text:p>
                </text:list-item>
                <text:list-item>
                  <text:p text:style-name="P18">Zero knowledge proofs at alle operasjoner er utført rett. </text:p>
                </text:list-item>
              </text:list>
            </text:list-item>
            <text:list-item>
              <text:p text:style-name="P19">De 4 kontrollkomponentene bør være på forskjellige steder, med forskjellige team, og de har forskjellige OS </text:p>
            </text:list-item>
            <text:list-item>
              <text:p text:style-name="P20">Systemet er hovedsaklig bruk for e-voting for sveitsere som ikke bor i landet. </text:p>
            </text:list-item>
            <text:list-item>
              <text:p text:style-name="P21"><text:span text:style-name="T2">Nytt system, </text:span>End to end encrypion </text:p>
            </text:list-item>
          </text:list>
        </text:list-item>
        <text:list-item>
          <text:p text:style-name="P23">Multiplicative groups </text:p>
          <text:list>
            <text:list-item>
              <text:p text:style-name="P23">Unasett hvor mange multiplikasjoner man gjør er man innenfor gruppen </text:p>
            </text:list-item>
            <text:list-item>
              <text:p text:style-name="P23"><draw:frame draw:style-name="fr1" draw:name="Object1" text:anchor-type="as-char" svg:y="-0.172in" svg:width="0.3516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        <text:list>
                <text:list-item>
                  <text:p text:style-name="P24">P betyr at vi vil ha et primtall. </text:p>
                </text:list-item>
                <text:list-item>
                  <text:p text:style-name="P24">* betyr at 0 ikke er inkludert. </text:p>
                </text:list-item>
                <text:list-item>
                  <text:p text:style-name="P25"><text:soft-page-break/>Vi vil absolutt ikke ha sub-groups innenfor en annen gruppe </text:p>
                  <text:list>
                    <text:list-item>
                      <text:p text:style-name="P26">Om man har faktorer av en undergruppe vil man ikke kunne komme ut av den ved å gange faktorer som er innenfor denne gruppen </text:p>
                      <text:list>
                        <text:list-item>
                          <text:p text:style-name="P26">1,2 og 4 i en modulo 7 gruppe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7">Homomorphism</text:p>
          <text:list>
            <text:list-item>
              <text:p text:style-name="P27">Vi kan bultiplisere krypteret verdier for å få encryptionene av produktet. </text:p>
            </text:list-item>
          </text:list>
        </text:list-item>
        <text:list-item>
          <text:p text:style-name="P28">Zero knowledge proofs</text:p>
          <text:list>
            <text:list-item>
              <text:p text:style-name="P29">We want to prove we know the contetns of something without revealing it </text:p>
            </text:list-item>
            <text:list-item>
              <text:p text:style-name="P30">Non-interactive zero-knowlidge proofs: Proof of knowlidge </text:p>
            </text:list-item>
          </text:list>
        </text:list-item>
        <text:list-item>
          <text:p text:style-name="P31">Om minst en av controllerene ikke viser hvordan de har mixet temmene vet man ikke hvor mye som har skjedd </text:p>
          <text:list>
            <text:list-item>
              <text:p text:style-name="P32">Man må ha zero knowledge proofs for å vise at de ikke har endret noe. </text:p>
            </text:list-item>
          </text:list>
        </text:list-item>
      </text:list>
      <text:p text:style-name="P33"/>
      <text:p text:style-name="P34">Del 3 </text:p>
      <text:p text:style-name="P34"/>
      <text:p text:style-name="P34"/>
      <text:list xml:id="list3569923689286028520" text:style-name="L2">
        <text:list-item>
          <text:p text:style-name="P35">Voter: Verificaion codes 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>.................</text:p>
      <text:p text:style-name="P37">Masse krypto-ting jeg gikk glipp av </text:p>
      <text:p text:style-name="P37"/>
      <text:p text:style-name="P37"/>
      <text:list xml:id="list5497390230074998315" text:style-name="L3">
        <text:list-item>
          <text:p text:style-name="P38">Konklusjon<text:span text:style-name="T4">er</text:span></text:p>
          <text:list>
            <text:list-item>
              <text:p text:style-name="P39">Implementering av krypto er vanskelig. </text:p>
            </text:list-item>
            <text:list-item>
              <text:p text:style-name="P40">Sørg for at spessifikasjonene samsvarer med matten som er laget. </text:p>
            </text:list-item>
            <text:list-item>
              <text:p text:style-name="P41">De som lager de kryptografiske protokollene, og de som implementerer bør forstå hverandre. </text:p>
            </text:list-item>
            <text:list-item>
              <text:p text:style-name="P42">Zero knowlidge proofs, men forsikre deg om at <text:span text:style-name="T5">de er sikre</text:span></text:p>
            </text:list-item>
          </text:list>
        </text:list-item>
      </text:list>
      <text:p text:style-name="P43"/>
      <text:p text:style-name="P43"/>
      <text:p text:style-name="P22"/>
      <text:list xml:id="list170130037216850" text:continue-list="list170131321370238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3:22:06.347301993</meta:creation-date>
    <meta:generator>LibreOffice/5.1.6.2$Linux_X86_64 LibreOffice_project/10m0$Build-2</meta:generator>
    <dc:date>2019-05-28T16:06:47.236000495</dc:date>
    <meta:editing-duration>PT2H34M11S</meta:editing-duration>
    <meta:editing-cycles>47</meta:editing-cycles>
    <meta:document-statistic meta:table-count="0" meta:image-count="0" meta:object-count="1" meta:page-count="2" meta:paragraph-count="62" meta:word-count="526" meta:character-count="2861" meta:non-whitespace-character-count="2406"/>
  </office:meta>
</office:document-meta>
</file>

<file path=Object 1/content.xml><?xml version="1.0" encoding="utf-8"?>
<math xmlns="http://www.w3.org/1998/Math/MathML" display="block">
  <semantics>
    <msubsup>
      <mi>Z</mi>
      <mi>p</mi>
      <mi mathvariant="italic">star</mi>
    </msubsup>
    <annotation encoding="StarMath 5.0">Z_p^{star}</annotation>
  </semantics>
</math>
</file>